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17in"/>
    </style:style>
    <style:style style:name="co2" style:family="table-column">
      <style:table-column-properties fo:break-before="auto" style:column-width="3.2366in"/>
    </style:style>
    <style:style style:name="co3" style:family="table-column">
      <style:table-column-properties fo:break-before="auto" style:column-width="2.0945in"/>
    </style:style>
    <style:style style:name="co4" style:family="table-column">
      <style:table-column-properties fo:break-before="auto" style:column-width="2.5244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669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20" table:default-cell-style-name="Default"/>
        <table:table-row table:style-name="ro1">
          <table:table-cell/>
          <table:table-cell office:value-type="string" calcext:value-type="string">
            <text:p>Cobra Parts List 05-30-24</text:p>
          </table:table-cell>
          <table:table-cell table:number-columns-repeated="1023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office:value-type="string" calcext:value-type="string">
            <text:p>NANE</text:p>
          </table:table-cell>
          <table:table-cell office:value-type="string" calcext:value-type="string">
            <text:p>PART #</text:p>
          </table:table-cell>
          <table:table-cell table:style-name="ce4" office:value-type="string" calcext:value-type="string">
            <text:p>Manufacturer Part Number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number-columns-repeated="1025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30 OHM 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LM7812 <text:s/>COM-12766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12 Volt Voltage Regula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LM7805 296-47192-ND</text:p>
          </table:table-cell>
          <table:table-cell office:value-type="string" calcext:value-type="string">
            <text:p>LM7805CT/NOPB</text:p>
          </table:table-cell>
          <table:table-cell office:value-type="string" calcext:value-type="string">
            <text:p>IC REG LINEAR 5V 1A TO220-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LMS1585ACT-3.3/NOPB-ND</text:p>
          </table:table-cell>
          <table:table-cell table:style-name="ce4" office:value-type="string" calcext:value-type="string">
            <text:p>LMS1585ACT-3.3/NOPB</text:p>
          </table:table-cell>
          <table:table-cell office:value-type="string" calcext:value-type="string">
            <text:p>IC REG LINEAR 3.3V 5A TO220-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.33mF, Ceramic, 50V, Radial Leads</text:p>
          </table:table-cell>
          <table:table-cell/>
          <table:table-cell office:value-type="string" calcext:value-type="string">
            <text:p>Capacitor, surface mount,pol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mF, 50V, Radial COM-00523</text:p>
          </table:table-cell>
          <table:table-cell/>
          <table:table-cell office:value-type="string" calcext:value-type="string">
            <text:p>Electrolytic Decoupling Capacitors – 10uF/25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 PIN, Screw</text:p>
          </table:table-cell>
          <table:table-cell/>
          <table:table-cell office:value-type="string" calcext:value-type="string">
            <text:p>TERMINAL BL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Barrow Jack,2.1mm Center Pin</text:p>
          </table:table-cell>
          <table:table-cell/>
          <table:table-cell office:value-type="string" calcext:value-type="string">
            <text:p>Power Barrel Connector Jack 2.10mm ID (0.083"), 5.50mm OD (0.217") Through Hole, Right Ang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eader, Pin, Straight, 40 Position (Make from strip.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ocking On/Off Switch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LED Power Indicator</text:p>
          </table:table-cell>
          <table:table-cell table:style-name="ce1"/>
          <table:table-cell office:value-type="string" calcext:value-type="string">
            <text:p>Green LED, 3mm, 20mA, 3.2V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ridge Rectifier <text:s/>MMD Digikey</text:p>
          </table:table-cell>
          <table:table-cell office:value-type="string" calcext:value-type="string">
            <text:p>MMD <text:s/>KBP307 <text:s/>SEP</text:p>
          </table:table-cell>
          <table:table-cell office:value-type="string" calcext:value-type="string">
            <text:p>Bridge Rectifi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5-1087-ND</text:p>
          </table:table-cell>
          <table:table-cell office:value-type="string" calcext:value-type="string">
            <text:p>274-2AB</text:p>
          </table:table-cell>
          <table:table-cell office:value-type="string" calcext:value-type="string">
            <text:p>HEATSINK LOW HEIGHT BLK TO-2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528-2039-ND Breakaway</text:p>
          </table:table-cell>
          <table:table-cell table:style-name="ce5" office:value-type="float" office:value="3002" calcext:value-type="float">
            <text:p>3002</text:p>
          </table:table-cell>
          <table:table-cell office:value-type="string" calcext:value-type="string">
            <text:p>SHORT FEATHER MALE HEADERS – 12-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Product ID: 805 </text:p>
          </table:table-cell>
          <table:table-cell office:value-type="string" calcext:value-type="string">
            <text:p>Adafruit </text:p>
          </table:table-cell>
          <table:table-cell office:value-type="string" calcext:value-type="string">
            <text:p>Breadboard-friendly SPDT Slide Switch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.</number:text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16:05:42.9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wner</meta:initial-creator>
    <meta:print-date>2023-10-12T02:32:53</meta:print-date>
    <meta:creation-date>2023-10-12T00:41:03</meta:creation-date>
    <dc:date>2024-05-30T21:52:47.077000000</dc:date>
    <meta:generator>LibreOffice/24.2.0.3$Windows_X86_64 LibreOffice_project/da48488a73ddd66ea24cf16bbc4f7b9c08e9bea1</meta:generator>
    <meta:editing-duration>PT19H51M16S</meta:editing-duration>
    <meta:editing-cycles>9</meta:editing-cycles>
    <meta:document-statistic meta:table-count="3" meta:cell-count="4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